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CA65B670C9F53457.png" manifest:media-type="image/png"/>
  <manifest:file-entry manifest:full-path="Pictures/100002010000055600000300E2737E11921C08C7.png" manifest:media-type="image/png"/>
  <manifest:file-entry manifest:full-path="Pictures/100002010000055600000300D31D057AB8816331.png" manifest:media-type="image/png"/>
  <manifest:file-entry manifest:full-path="Pictures/1000020100000556000003003B22AEF9EBF0D54A.png" manifest:media-type="image/png"/>
  <manifest:file-entry manifest:full-path="Pictures/100002010000055600000300D4C6C94DFBFB7549.png" manifest:media-type="image/png"/>
  <manifest:file-entry manifest:full-path="Pictures/100002010000055600000300E56FA29337B6A56C.png" manifest:media-type="image/png"/>
  <manifest:file-entry manifest:full-path="Pictures/100002010000055600000300746CC3A8069A4AFC.png" manifest:media-type="image/png"/>
  <manifest:file-entry manifest:full-path="Pictures/1000020100000556000003008B17A59657D817C5.png" manifest:media-type="image/png"/>
  <manifest:file-entry manifest:full-path="Pictures/1000020100000556000003000233C84C9075F7D7.png" manifest:media-type="image/png"/>
  <manifest:file-entry manifest:full-path="Pictures/1000020100000556000003007A4AA57F1052EC31.png" manifest:media-type="image/png"/>
  <manifest:file-entry manifest:full-path="Pictures/1000020100000556000003006FABB1A28CF996AD.png" manifest:media-type="image/png"/>
  <manifest:file-entry manifest:full-path="Pictures/10000201000005560000030047D2A7510CB8FF51.png" manifest:media-type="image/png"/>
  <manifest:file-entry manifest:full-path="Pictures/100002010000055600000300D772520F52B5663D.png" manifest:media-type="image/png"/>
  <manifest:file-entry manifest:full-path="Pictures/100002010000055600000300842963DF4A526B6C.png" manifest:media-type="image/png"/>
  <manifest:file-entry manifest:full-path="Pictures/100002010000055600000300F519C81B63D866E4.png" manifest:media-type="image/png"/>
  <manifest:file-entry manifest:full-path="Pictures/1000020100000556000003005071C1D79D802151.png" manifest:media-type="image/png"/>
  <manifest:file-entry manifest:full-path="Pictures/100002010000055600000300BA6C84D7B327E82D.png" manifest:media-type="image/png"/>
  <manifest:file-entry manifest:full-path="Pictures/10000201000005560000030067E3DB4607524BDF.png" manifest:media-type="image/png"/>
  <manifest:file-entry manifest:full-path="Pictures/1000020100000556000003005BB00503680D2230.png" manifest:media-type="image/png"/>
  <manifest:file-entry manifest:full-path="Pictures/10000201000005560000030053DF7C2F6DECC9F7.png" manifest:media-type="image/png"/>
  <manifest:file-entry manifest:full-path="Pictures/100002010000055600000300CF3BB8B504B50D94.png" manifest:media-type="image/png"/>
  <manifest:file-entry manifest:full-path="Pictures/1000020100000556000003003623C9EC90D36A3F.png" manifest:media-type="image/png"/>
  <manifest:file-entry manifest:full-path="Pictures/1000020100000556000003003DB902258E1890A0.png" manifest:media-type="image/png"/>
  <manifest:file-entry manifest:full-path="Pictures/100002010000055600000300257771DC304C605F.png" manifest:media-type="image/png"/>
  <manifest:file-entry manifest:full-path="Pictures/100002010000055600000300AE38282B70A52269.png" manifest:media-type="image/png"/>
  <manifest:file-entry manifest:full-path="Pictures/1000020100000556000003001B68D96D3FB67A4F.png" manifest:media-type="image/png"/>
  <manifest:file-entry manifest:full-path="Pictures/100002010000055600000300220C836EE9E6D9A8.png" manifest:media-type="image/png"/>
  <manifest:file-entry manifest:full-path="Pictures/1000020100000556000003001F38D60E344766D3.png" manifest:media-type="image/png"/>
  <manifest:file-entry manifest:full-path="Pictures/100002010000055600000300AB02305035A65B09.png" manifest:media-type="image/png"/>
  <manifest:file-entry manifest:full-path="Pictures/100002010000055600000300299EECA58C71608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T1" style:family="text">
      <style:text-properties fo:font-variant="normal" fo:text-transform="none" style:text-line-through-style="none" style:text-line-through-type="none" style:text-position="0% 100%" style:font-name="Arial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5.198cm" svg:height="3.505cm" svg:x="1.4cm" svg:y="0.837cm">
          <text:p text:style-name="P1"><text:span text:style-name="T1">Simulador SuperEscalar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5.198cm" svg:height="12.178cm" svg:x="1.4cm" svg:y="4.914cm">
          <text:p text:style-name="P3"><text:span text:style-name="T2">Bruno Luiz,Gabriel Souza, Luiz Guimarães, Luiza Ávil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E2737E11921C08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3B22AEF9EBF0D54A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E56FA29337B6A56C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2T11">
        <draw:frame draw:style-name="gr3" draw:text-style-name="P5" draw:layer="layout" svg:width="28.001cm" svg:height="15.742cm" svg:x="0.001cm" svg:y="2.8cm">
          <draw:image xlink:href="Pictures/100002010000055600000300746CC3A8069A4AFC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D4C6C94DFBFB7549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CA65B670C9F53457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0233C84C9075F7D7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7A4AA57F1052EC31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6FABB1A28CF996AD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D772520F52B5663D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842963DF4A526B6C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2T11">
        <draw:frame draw:style-name="gr3" draw:text-style-name="P5" draw:layer="layout" svg:width="28.001cm" svg:height="15.742cm" svg:x="0.083cm" svg:y="2.752cm">
          <draw:image xlink:href="Pictures/100002010000055600000300F519C81B63D866E4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5071C1D79D802151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8B17A59657D817C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BA6C84D7B327E82D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47D2A7510CB8FF51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67E3DB4607524BDF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5BB00503680D223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D31D057AB8816331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frame draw:style-name="gr3" draw:text-style-name="P5" draw:layer="layout" svg:width="28.001cm" svg:height="15.742cm" svg:x="0.001cm" svg:y="2.8cm">
          <draw:image xlink:href="Pictures/100002010000055600000300CF3BB8B504B50D94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3623C9EC90D36A3F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3DB902258E1890A0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2T11">
        <draw:frame draw:style-name="gr3" draw:text-style-name="P5" draw:layer="layout" svg:width="28.001cm" svg:height="15.742cm" svg:x="0.005cm" svg:y="2.752cm">
          <draw:image xlink:href="Pictures/100002010000055600000300AE38282B70A52269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1B68D96D3FB67A4F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220C836EE9E6D9A8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2c__20_Content" presentation:presentation-page-layout-name="AL2T11">
        <draw:frame draw:style-name="gr3" draw:text-style-name="P5" draw:layer="layout" svg:width="28.001cm" svg:height="15.742cm" svg:x="0.084cm" svg:y="2.752cm">
          <draw:image xlink:href="Pictures/1000020100000556000003001F38D60E344766D3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AB02305035A65B09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257771DC304C605F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299EECA58C71608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2c__20_Content" presentation:presentation-page-layout-name="AL2T11">
        <draw:frame draw:style-name="gr3" draw:text-style-name="P5" draw:layer="layout" svg:width="28.001cm" svg:height="15.742cm" svg:x="0.001cm" svg:y="2.713cm">
          <draw:image xlink:href="Pictures/10000201000005560000030053DF7C2F6DECC9F7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36cm" svg:x="3.074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3.365cm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backgroundobjects">
      <style:graphic-properties draw:stroke="none" draw:fill="none" draw:fill-color="#ffffff" draw:auto-grow-height="false" fo:min-height="13.365cm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úmero&gt;</text:page-number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Title_20_Slide-title" draw:layer="backgroundobjects" svg:width="25.198cm" svg:height="3.505cm" svg:x="1.4cm" svg:y="0.837cm" presentation:class="title" presentation:placeholder="true" presentation:user-transformed="true">
        <draw:text-box/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0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25.198cm" svg:height="3.505cm" svg:x="1.4cm" svg:y="0.83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0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2T17:33:16</meta:creation-date>
    <dc:language>pt-BR</dc:language>
    <dc:date>2018-10-22T18:04:02.782000000</dc:date>
    <meta:editing-cycles>2</meta:editing-cycles>
    <meta:editing-duration>PT8M43S</meta:editing-duration>
    <meta:generator>LibreOffice/5.4.0.3$Windows_x86 LibreOffice_project/7556cbc6811c9d992f4064ab9287069087d7f62c</meta:generator>
    <meta:document-statistic meta:object-count="120"/>
  </office:meta>
</office:document-meta>
</file>